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  <table:table-cell office:value-type="string" calcext:value-type="string">
            <text:p>MARP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09823" calcext:value-type="float">
            <text:p>1.09823E-10</text:p>
          </table:table-cell>
          <table:table-cell table:formula="of:=SQRT([.A2])" office:value-type="float" office:value="0.806225774829855" calcext:value-type="float">
            <text:p>0.806225774829855</text:p>
          </table:table-cell>
          <table:table-cell table:formula="of:=[.B2]^(1-[.$C2])-[.$C2]/2+VLOOKUP([.$A2];[.$G$2:.$H$40];2;0)" office:value-type="float" office:value="-0.0482784631235507" calcext:value-type="float">
            <text:p>-0.0482784631235507</text:p>
          </table:table-cell>
          <table:table-cell table:formula="of:=IF([.D2]&gt;0;[.D2]^(1/(1-[.$C2]));0)" office:value-type="float" office:value="0" calcext:value-type="float">
            <text:p>0</text:p>
          </table:table-cell>
          <table:table-cell/>
          <table:table-cell office:value-type="float" office:value="0.975" calcext:value-type="float">
            <text:p>0.975</text:p>
          </table:table-cell>
          <table:table-cell table:style-name="ce1" office:value-type="float" office:value="0.54684889758327" calcext:value-type="float">
            <text:p>0.54684889758327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981882" calcext:value-type="float">
            <text:p>0.000000981882</text:p>
          </table:table-cell>
          <table:table-cell table:formula="of:=SQRT([.A3])" office:value-type="float" office:value="0.790569415042095" calcext:value-type="float">
            <text:p>0.790569415042095</text:p>
          </table:table-cell>
          <table:table-cell table:formula="of:=[.B3]^(1-[.$C3])-[.$C3]/2+VLOOKUP([.$A3];[.$G$2:.$H$40];2;0)" office:value-type="float" office:value="0.000186917654624474" calcext:value-type="float">
            <text:p>0.000186917654624474</text:p>
          </table:table-cell>
          <table:table-cell table:formula="of:=IF([.D3]&gt;0;[.D3]^(1/(1-[.$C3]));0)" office:value-type="float" office:value="1.57645991682939E-018" calcext:value-type="float">
            <text:p>1.57645991682939E-18</text:p>
          </table:table-cell>
          <table:table-cell/>
          <table:table-cell office:value-type="float" office:value="0.95" calcext:value-type="float">
            <text:p>0.95</text:p>
          </table:table-cell>
          <table:table-cell table:style-name="ce1" office:value-type="float" office:value="0.48777312888493" calcext:value-type="float">
            <text:p>0.48777312888493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50509" calcext:value-type="float">
            <text:p>0.0000250509</text:p>
          </table:table-cell>
          <table:table-cell table:formula="of:=SQRT([.A4])" office:value-type="float" office:value="0.821583836257749" calcext:value-type="float">
            <text:p>0.821583836257749</text:p>
          </table:table-cell>
          <table:table-cell table:formula="of:=[.B4]^(1-[.$C4])-[.$C4]/2+VLOOKUP([.$A4];[.$G$2:.$H$40];2;0)" office:value-type="float" office:value="0.0813519455819686" calcext:value-type="float">
            <text:p>0.0813519455819686</text:p>
          </table:table-cell>
          <table:table-cell table:formula="of:=IF([.D4]&gt;0;[.D4]^(1/(1-[.$C4]));0)" office:value-type="float" office:value="0.00000078117859614367" calcext:value-type="float">
            <text:p>7.81178596143668E-07</text:p>
          </table:table-cell>
          <table:table-cell/>
          <table:table-cell office:value-type="float" office:value="0.925" calcext:value-type="float">
            <text:p>0.925</text:p>
          </table:table-cell>
          <table:table-cell table:style-name="ce1" office:value-type="float" office:value="0.456201657128782" calcext:value-type="float">
            <text:p>0.456201657128782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131858" calcext:value-type="float">
            <text:p>1.31858E-11</text:p>
          </table:table-cell>
          <table:table-cell table:formula="of:=SQRT([.A5])" office:value-type="float" office:value="0.85146931829632" calcext:value-type="float">
            <text:p>0.85146931829632</text:p>
          </table:table-cell>
          <table:table-cell table:formula="of:=[.B5]^(1-[.$C5])-[.$C5]/2+VLOOKUP([.$A5];[.$G$2:.$H$40];2;0)" office:value-type="float" office:value="-0.0449126118629189" calcext:value-type="float">
            <text:p>-0.0449126118629189</text:p>
          </table:table-cell>
          <table:table-cell table:formula="of:=IF([.D5]&gt;0;[.D5]^(1/(1-[.$C5]));0)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1" office:value-type="float" office:value="0.426963321286578" calcext:value-type="float">
            <text:p>0.426963321286578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00948253" calcext:value-type="float">
            <text:p>0.00000948253</text:p>
          </table:table-cell>
          <table:table-cell table:formula="of:=SQRT([.A6])" office:value-type="float" office:value="0.724568837309472" calcext:value-type="float">
            <text:p>0.724568837309472</text:p>
          </table:table-cell>
          <table:table-cell table:formula="of:=[.B6]^(1-[.$C6])-[.$C6]/2+VLOOKUP([.$A6];[.$G$2:.$H$40];2;0)" office:value-type="float" office:value="0.0193652301807796" calcext:value-type="float">
            <text:p>0.0193652301807796</text:p>
          </table:table-cell>
          <table:table-cell table:formula="of:=IF([.D6]&gt;0;[.D6]^(1/(1-[.$C6]));0)" office:value-type="float" office:value="0.00000060359058335509" calcext:value-type="float">
            <text:p>6.03590583355087E-07</text:p>
          </table:table-cell>
          <table:table-cell/>
          <table:table-cell office:value-type="float" office:value="0.875" calcext:value-type="float">
            <text:p>0.875</text:p>
          </table:table-cell>
          <table:table-cell table:style-name="ce1" office:value-type="float" office:value="0.399376624963174" calcext:value-type="float">
            <text:p>0.399376624963174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17048" calcext:value-type="float">
            <text:p>0.0000000117048</text:p>
          </table:table-cell>
          <table:table-cell table:formula="of:=SQRT([.A7])" office:value-type="float" office:value="0.790569415042095" calcext:value-type="float">
            <text:p>0.790569415042095</text:p>
          </table:table-cell>
          <table:table-cell table:formula="of:=[.B7]^(1-[.$C7])-[.$C7]/2+VLOOKUP([.$A7];[.$G$2:.$H$40];2;0)" office:value-type="float" office:value="-0.0331685867399454" calcext:value-type="float">
            <text:p>-0.0331685867399454</text:p>
          </table:table-cell>
          <table:table-cell table:formula="of:=IF([.D7]&gt;0;[.D7]^(1/(1-[.$C7]));0)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style-name="ce1" office:value-type="float" office:value="0.388580799407949" calcext:value-type="float">
            <text:p>0.38858079940794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722964" calcext:value-type="float">
            <text:p>0.000722964</text:p>
          </table:table-cell>
          <table:table-cell table:formula="of:=SQRT([.A8])" office:value-type="float" office:value="0.741619848709566" calcext:value-type="float">
            <text:p>0.741619848709566</text:p>
          </table:table-cell>
          <table:table-cell table:formula="of:=[.B8]^(1-[.$C8])-[.$C8]/2+VLOOKUP([.$A8];[.$G$2:.$H$40];2;0)" office:value-type="float" office:value="0.119563055556067" calcext:value-type="float">
            <text:p>0.119563055556067</text:p>
          </table:table-cell>
          <table:table-cell table:formula="of:=IF([.D8]&gt;0;[.D8]^(1/(1-[.$C8]));0)" office:value-type="float" office:value="0.000269187411719492" calcext:value-type="float">
            <text:p>0.000269187411719492</text:p>
          </table:table-cell>
          <table:table-cell/>
          <table:table-cell office:value-type="float" office:value="0.825" calcext:value-type="float">
            <text:p>0.825</text:p>
          </table:table-cell>
          <table:table-cell table:style-name="ce1" office:value-type="float" office:value="0.371503361576768" calcext:value-type="float">
            <text:p>0.37150336157676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146326" calcext:value-type="float">
            <text:p>0.00000000146326</text:p>
          </table:table-cell>
          <table:table-cell table:formula="of:=SQRT([.A9])" office:value-type="float" office:value="0.866025403784439" calcext:value-type="float">
            <text:p>0.866025403784439</text:p>
          </table:table-cell>
          <table:table-cell table:formula="of:=[.B9]^(1-[.$C9])-[.$C9]/2+VLOOKUP([.$A9];[.$G$2:.$H$40];2;0)" office:value-type="float" office:value="-0.00153448328625522" calcext:value-type="float">
            <text:p>-0.00153448328625522</text:p>
          </table:table-cell>
          <table:table-cell table:formula="of:=IF([.D9]&gt;0;[.D9]^(1/(1-[.$C9]));0)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ce1" office:value-type="float" office:value="0.365009008487881" calcext:value-type="float">
            <text:p>0.36500900848788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8.15208E-019" calcext:value-type="float">
            <text:p>8.15208E-19</text:p>
          </table:table-cell>
          <table:table-cell table:formula="of:=SQRT([.A10])" office:value-type="float" office:value="0.85146931829632" calcext:value-type="float">
            <text:p>0.85146931829632</text:p>
          </table:table-cell>
          <table:table-cell table:formula="of:=[.B10]^(1-[.$C10])-[.$C10]/2+VLOOKUP([.$A10];[.$G$2:.$H$40];2;0)" office:value-type="float" office:value="-0.0670658523684075" calcext:value-type="float">
            <text:p>-0.0670658523684075</text:p>
          </table:table-cell>
          <table:table-cell table:formula="of:=IF([.D10]&gt;0;[.D10]^(1/(1-[.$C10]));0)" office:value-type="float" office:value="0" calcext:value-type="float">
            <text:p>0</text:p>
          </table:table-cell>
          <table:table-cell/>
          <table:table-cell office:value-type="float" office:value="0.775" calcext:value-type="float">
            <text:p>0.775</text:p>
          </table:table-cell>
          <table:table-cell table:style-name="ce1" office:value-type="float" office:value="0.367668161402617" calcext:value-type="float">
            <text:p>0.367668161402617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0594187" calcext:value-type="float">
            <text:p>5.94187E-13</text:p>
          </table:table-cell>
          <table:table-cell table:formula="of:=SQRT([.A11])" office:value-type="float" office:value="0.790569415042095" calcext:value-type="float">
            <text:p>0.790569415042095</text:p>
          </table:table-cell>
          <table:table-cell table:formula="of:=[.B11]^(1-[.$C11])-[.$C11]/2+VLOOKUP([.$A11];[.$G$2:.$H$40];2;0)" office:value-type="float" office:value="-0.0522385272285506" calcext:value-type="float">
            <text:p>-0.0522385272285506</text:p>
          </table:table-cell>
          <table:table-cell table:formula="of:=IF([.D11]&gt;0;[.D11]^(1/(1-[.$C11]));0)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style-name="ce1" office:value-type="float" office:value="0.365957671472061" calcext:value-type="float">
            <text:p>0.36595767147206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23426" calcext:value-type="float">
            <text:p>0.00123426</text:p>
          </table:table-cell>
          <table:table-cell table:formula="of:=SQRT([.A12])" office:value-type="float" office:value="0.741619848709566" calcext:value-type="float">
            <text:p>0.741619848709566</text:p>
          </table:table-cell>
          <table:table-cell table:formula="of:=[.B12]^(1-[.$C12])-[.$C12]/2+VLOOKUP([.$A12];[.$G$2:.$H$40];2;0)" office:value-type="float" office:value="0.142435812865885" calcext:value-type="float">
            <text:p>0.142435812865885</text:p>
          </table:table-cell>
          <table:table-cell table:formula="of:=IF([.D12]&gt;0;[.D12]^(1/(1-[.$C12]));0)" office:value-type="float" office:value="0.000530006115533088" calcext:value-type="float">
            <text:p>0.000530006115533088</text:p>
          </table:table-cell>
          <table:table-cell/>
          <table:table-cell office:value-type="float" office:value="0.725" calcext:value-type="float">
            <text:p>0.725</text:p>
          </table:table-cell>
          <table:table-cell table:style-name="ce1" office:value-type="float" office:value="0.356611645368172" calcext:value-type="float">
            <text:p>0.3566116453681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925551" calcext:value-type="float">
            <text:p>0.000000925551</text:p>
          </table:table-cell>
          <table:table-cell table:formula="of:=SQRT([.A13])" office:value-type="float" office:value="0.774596669241483" calcext:value-type="float">
            <text:p>0.774596669241483</text:p>
          </table:table-cell>
          <table:table-cell table:formula="of:=[.B13]^(1-[.$C13])-[.$C13]/2+VLOOKUP([.$A13];[.$G$2:.$H$40];2;0)" office:value-type="float" office:value="-0.00860899176861773" calcext:value-type="float">
            <text:p>-0.00860899176861773</text:p>
          </table:table-cell>
          <table:table-cell table:formula="of:=IF([.D13]&gt;0;[.D13]^(1/(1-[.$C13]));0)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ce1" office:value-type="float" office:value="0.352568947824233" calcext:value-type="float">
            <text:p>0.352568947824233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0192864" calcext:value-type="float">
            <text:p>0.0000000192864</text:p>
          </table:table-cell>
          <table:table-cell table:formula="of:=SQRT([.A14])" office:value-type="float" office:value="0.88034084308295" calcext:value-type="float">
            <text:p>0.88034084308295</text:p>
          </table:table-cell>
          <table:table-cell table:formula="of:=[.B14]^(1-[.$C14])-[.$C14]/2+VLOOKUP([.$A14];[.$G$2:.$H$40];2;0)" office:value-type="float" office:value="0.0468579732034944" calcext:value-type="float">
            <text:p>0.0468579732034944</text:p>
          </table:table-cell>
          <table:table-cell table:formula="of:=IF([.D14]&gt;0;[.D14]^(1/(1-[.$C14]));0)" office:value-type="float" office:value="0.0000000000077919133" calcext:value-type="float">
            <text:p>7.79191330384009E-12</text:p>
          </table:table-cell>
          <table:table-cell/>
          <table:table-cell office:value-type="float" office:value="0.675" calcext:value-type="float">
            <text:p>0.675</text:p>
          </table:table-cell>
          <table:table-cell table:style-name="ce1" office:value-type="float" office:value="0.341109520816452" calcext:value-type="float">
            <text:p>0.341109520816452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119822" calcext:value-type="float">
            <text:p>0.0000000119822</text:p>
          </table:table-cell>
          <table:table-cell table:formula="of:=SQRT([.A15])" office:value-type="float" office:value="0.821583836257749" calcext:value-type="float">
            <text:p>0.821583836257749</text:p>
          </table:table-cell>
          <table:table-cell table:formula="of:=[.B15]^(1-[.$C15])-[.$C15]/2+VLOOKUP([.$A15];[.$G$2:.$H$40];2;0)" office:value-type="float" office:value="-0.0310739014337363" calcext:value-type="float">
            <text:p>-0.0310739014337363</text:p>
          </table:table-cell>
          <table:table-cell table:formula="of:=IF([.D15]&gt;0;[.D15]^(1/(1-[.$C15]));0)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style-name="ce1" office:value-type="float" office:value="0.343081577857772" calcext:value-type="float">
            <text:p>0.3430815778577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95812" calcext:value-type="float">
            <text:p>0.00195812</text:p>
          </table:table-cell>
          <table:table-cell table:formula="of:=SQRT([.A16])" office:value-type="float" office:value="0.774596669241483" calcext:value-type="float">
            <text:p>0.774596669241483</text:p>
          </table:table-cell>
          <table:table-cell table:formula="of:=[.B16]^(1-[.$C16])-[.$C16]/2+VLOOKUP([.$A16];[.$G$2:.$H$40];2;0)" office:value-type="float" office:value="0.192967615738406" calcext:value-type="float">
            <text:p>0.192967615738406</text:p>
          </table:table-cell>
          <table:table-cell table:formula="of:=IF([.D16]&gt;0;[.D16]^(1/(1-[.$C16]));0)" office:value-type="float" office:value="0.000676172691709703" calcext:value-type="float">
            <text:p>0.000676172691709703</text:p>
          </table:table-cell>
          <table:table-cell/>
          <table:table-cell office:value-type="float" office:value="0.625" calcext:value-type="float">
            <text:p>0.625</text:p>
          </table:table-cell>
          <table:table-cell table:style-name="ce1" office:value-type="float" office:value="0.340295212076521" calcext:value-type="float">
            <text:p>0.340295212076521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694627" calcext:value-type="float">
            <text:p>0.0000694627</text:p>
          </table:table-cell>
          <table:table-cell table:formula="of:=SQRT([.A17])" office:value-type="float" office:value="0.758287544405155" calcext:value-type="float">
            <text:p>0.758287544405155</text:p>
          </table:table-cell>
          <table:table-cell table:formula="of:=[.B17]^(1-[.$C17])-[.$C17]/2+VLOOKUP([.$A17];[.$G$2:.$H$40];2;0)" office:value-type="float" office:value="0.0571698670387631" calcext:value-type="float">
            <text:p>0.0571698670387631</text:p>
          </table:table-cell>
          <table:table-cell table:formula="of:=IF([.D17]&gt;0;[.D17]^(1/(1-[.$C17]));0)" office:value-type="float" office:value="0.00000721469096560332" calcext:value-type="float">
            <text:p>7.21469096560332E-06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1" office:value-type="float" office:value="0.335037101934949" calcext:value-type="float">
            <text:p>0.33503710193494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16278" calcext:value-type="float">
            <text:p>0.0000116278</text:p>
          </table:table-cell>
          <table:table-cell table:formula="of:=SQRT([.A18])" office:value-type="float" office:value="0.790569415042095" calcext:value-type="float">
            <text:p>0.790569415042095</text:p>
          </table:table-cell>
          <table:table-cell table:formula="of:=[.B18]^(1-[.$C18])-[.$C18]/2+VLOOKUP([.$A18];[.$G$2:.$H$40];2;0)" office:value-type="float" office:value="0.0376005433570444" calcext:value-type="float">
            <text:p>0.0376005433570444</text:p>
          </table:table-cell>
          <table:table-cell table:formula="of:=IF([.D18]&gt;0;[.D18]^(1/(1-[.$C18]));0)" office:value-type="float" office:value="0.0000001573124595417" calcext:value-type="float">
            <text:p>1.57312459541701E-07</text:p>
          </table:table-cell>
          <table:table-cell/>
          <table:table-cell office:value-type="float" office:value="0.575" calcext:value-type="float">
            <text:p>0.575</text:p>
          </table:table-cell>
          <table:table-cell table:style-name="ce1" office:value-type="float" office:value="0.33748118436871" calcext:value-type="float">
            <text:p>0.3374811843687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45225" calcext:value-type="float">
            <text:p>0.0000000145225</text:p>
          </table:table-cell>
          <table:table-cell table:formula="of:=SQRT([.A19])" office:value-type="float" office:value="0.790569415042095" calcext:value-type="float">
            <text:p>0.790569415042095</text:p>
          </table:table-cell>
          <table:table-cell table:formula="of:=[.B19]^(1-[.$C19])-[.$C19]/2+VLOOKUP([.$A19];[.$G$2:.$H$40];2;0)" office:value-type="float" office:value="-0.0321602402725346" calcext:value-type="float">
            <text:p>-0.0321602402725346</text:p>
          </table:table-cell>
          <table:table-cell table:formula="of:=IF([.D19]&gt;0;[.D19]^(1/(1-[.$C19]));0)" office:value-type="float" office:value="0" calcext:value-type="float">
            <text:p>0</text:p>
          </table:table-cell>
          <table:table-cell/>
          <table:table-cell office:value-type="float" office:value="0.55" calcext:value-type="float">
            <text:p>0.55</text:p>
          </table:table-cell>
          <table:table-cell table:style-name="ce1" office:value-type="float" office:value="0.336040231415044" calcext:value-type="float">
            <text:p>0.33604023141504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0479585" calcext:value-type="float">
            <text:p>4.79585E-10</text:p>
          </table:table-cell>
          <table:table-cell table:formula="of:=SQRT([.A20])" office:value-type="float" office:value="0.758287544405155" calcext:value-type="float">
            <text:p>0.758287544405155</text:p>
          </table:table-cell>
          <table:table-cell table:formula="of:=[.B20]^(1-[.$C20])-[.$C20]/2+VLOOKUP([.$A20];[.$G$2:.$H$40];2;0)" office:value-type="float" office:value="-0.0360721073201308" calcext:value-type="float">
            <text:p>-0.0360721073201308</text:p>
          </table:table-cell>
          <table:table-cell table:formula="of:=IF([.D20]&gt;0;[.D20]^(1/(1-[.$C20]));0)" office:value-type="float" office:value="0" calcext:value-type="float">
            <text:p>0</text:p>
          </table:table-cell>
          <table:table-cell/>
          <table:table-cell office:value-type="float" office:value="0.525" calcext:value-type="float">
            <text:p>0.525</text:p>
          </table:table-cell>
          <table:table-cell table:style-name="ce1" office:value-type="float" office:value="0.340298421991149" calcext:value-type="float">
            <text:p>0.340298421991149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747358" calcext:value-type="float">
            <text:p>0.0000000747358</text:p>
          </table:table-cell>
          <table:table-cell table:formula="of:=SQRT([.A21])" office:value-type="float" office:value="0.85146931829632" calcext:value-type="float">
            <text:p>0.85146931829632</text:p>
          </table:table-cell>
          <table:table-cell table:formula="of:=[.B21]^(1-[.$C21])-[.$C21]/2+VLOOKUP([.$A21];[.$G$2:.$H$40];2;0)" office:value-type="float" office:value="0.0182747574924992" calcext:value-type="float">
            <text:p>0.0182747574924992</text:p>
          </table:table-cell>
          <table:table-cell table:formula="of:=IF([.D21]&gt;0;[.D21]^(1/(1-[.$C21]));0)" office:value-type="float" office:value="0.00000000000198479172" calcext:value-type="float">
            <text:p>1.98479172217035E-12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1" office:value-type="float" office:value="0.343524098829183" calcext:value-type="float">
            <text:p>0.343524098829183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176214" calcext:value-type="float">
            <text:p>1.76214E-10</text:p>
          </table:table-cell>
          <table:table-cell table:formula="of:=SQRT([.A22])" office:value-type="float" office:value="0.790569415042095" calcext:value-type="float">
            <text:p>0.790569415042095</text:p>
          </table:table-cell>
          <table:table-cell table:formula="of:=[.B22]^(1-[.$C22])-[.$C22]/2+VLOOKUP([.$A22];[.$G$2:.$H$40];2;0)" office:value-type="float" office:value="-0.0459275271714108" calcext:value-type="float">
            <text:p>-0.0459275271714108</text:p>
          </table:table-cell>
          <table:table-cell table:formula="of:=IF([.D22]&gt;0;[.D22]^(1/(1-[.$C22]));0)" office:value-type="float" office:value="0" calcext:value-type="float">
            <text:p>0</text:p>
          </table:table-cell>
          <table:table-cell/>
          <table:table-cell office:value-type="float" office:value="0.475" calcext:value-type="float">
            <text:p>0.475</text:p>
          </table:table-cell>
          <table:table-cell table:style-name="ce1" office:value-type="float" office:value="0.33775546178936" calcext:value-type="float">
            <text:p>0.3377554617893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643813" calcext:value-type="float">
            <text:p>0.00000643813</text:p>
          </table:table-cell>
          <table:table-cell table:formula="of:=SQRT([.A23])" office:value-type="float" office:value="0.707106781186548" calcext:value-type="float">
            <text:p>0.707106781186548</text:p>
          </table:table-cell>
          <table:table-cell table:formula="of:=[.B23]^(1-[.$C23])-[.$C23]/2+VLOOKUP([.$A23];[.$G$2:.$H$40];2;0)" office:value-type="float" office:value="0.0201369308157417" calcext:value-type="float">
            <text:p>0.0201369308157417</text:p>
          </table:table-cell>
          <table:table-cell table:formula="of:=IF([.D23]&gt;0;[.D23]^(1/(1-[.$C23]));0)" office:value-type="float" office:value="0.00000161983525798065" calcext:value-type="float">
            <text:p>1.61983525798065E-06</text:p>
          </table:table-cell>
          <table:table-cell/>
          <table:table-cell office:value-type="float" office:value="0.45" calcext:value-type="float">
            <text:p>0.45</text:p>
          </table:table-cell>
          <table:table-cell table:style-name="ce1" office:value-type="float" office:value="0.340498839058382" calcext:value-type="float">
            <text:p>0.340498839058382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241521" calcext:value-type="float">
            <text:p>0.0000241521</text:p>
          </table:table-cell>
          <table:table-cell table:formula="of:=SQRT([.A24])" office:value-type="float" office:value="0.758287544405155" calcext:value-type="float">
            <text:p>0.758287544405155</text:p>
          </table:table-cell>
          <table:table-cell table:formula="of:=[.B24]^(1-[.$C24])-[.$C24]/2+VLOOKUP([.$A24];[.$G$2:.$H$40];2;0)" office:value-type="float" office:value="0.0348975472151768" calcext:value-type="float">
            <text:p>0.0348975472151768</text:p>
          </table:table-cell>
          <table:table-cell table:formula="of:=IF([.D24]&gt;0;[.D24]^(1/(1-[.$C24]));0)" office:value-type="float" office:value="0.00000093611255226374" calcext:value-type="float">
            <text:p>9.36112552263743E-07</text:p>
          </table:table-cell>
          <table:table-cell/>
          <table:table-cell office:value-type="float" office:value="0.425" calcext:value-type="float">
            <text:p>0.425</text:p>
          </table:table-cell>
          <table:table-cell table:style-name="ce1" office:value-type="float" office:value="0.343143106978716" calcext:value-type="float">
            <text:p>0.343143106978716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309643" calcext:value-type="float">
            <text:p>0.0000000309643</text:p>
          </table:table-cell>
          <table:table-cell table:formula="of:=SQRT([.A25])" office:value-type="float" office:value="0.790569415042095" calcext:value-type="float">
            <text:p>0.790569415042095</text:p>
          </table:table-cell>
          <table:table-cell table:formula="of:=[.B25]^(1-[.$C25])-[.$C25]/2+VLOOKUP([.$A25];[.$G$2:.$H$40];2;0)" office:value-type="float" office:value="-0.0282374691569852" calcext:value-type="float">
            <text:p>-0.0282374691569852</text:p>
          </table:table-cell>
          <table:table-cell table:formula="of:=IF([.D25]&gt;0;[.D25]^(1/(1-[.$C25]));0)"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ce1" office:value-type="float" office:value="0.343718425708862" calcext:value-type="float">
            <text:p>0.343718425708862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01263" calcext:value-type="float">
            <text:p>0.000101263</text:p>
          </table:table-cell>
          <table:table-cell table:formula="of:=SQRT([.A26])" office:value-type="float" office:value="0.790569415042095" calcext:value-type="float">
            <text:p>0.790569415042095</text:p>
          </table:table-cell>
          <table:table-cell table:formula="of:=[.B26]^(1-[.$C26])-[.$C26]/2+VLOOKUP([.$A26];[.$G$2:.$H$40];2;0)" office:value-type="float" office:value="0.0906969751572398" calcext:value-type="float">
            <text:p>0.0906969751572398</text:p>
          </table:table-cell>
          <table:table-cell table:formula="of:=IF([.D26]&gt;0;[.D26]^(1/(1-[.$C26]));0)" office:value-type="float" office:value="0.0000105356211939964" calcext:value-type="float">
            <text:p>1.05356211939964E-05</text:p>
          </table:table-cell>
          <table:table-cell/>
          <table:table-cell office:value-type="float" office:value="0.375" calcext:value-type="float">
            <text:p>0.375</text:p>
          </table:table-cell>
          <table:table-cell table:style-name="ce1" office:value-type="float" office:value="0.349001236976285" calcext:value-type="float">
            <text:p>0.34900123697628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0929952" calcext:value-type="float">
            <text:p>0.0000000929952</text:p>
          </table:table-cell>
          <table:table-cell table:formula="of:=SQRT([.A27])" office:value-type="float" office:value="0.707106781186548" calcext:value-type="float">
            <text:p>0.707106781186548</text:p>
          </table:table-cell>
          <table:table-cell table:formula="of:=[.B27]^(1-[.$C27])-[.$C27]/2+VLOOKUP([.$A27];[.$G$2:.$H$40];2;0)" office:value-type="float" office:value="-0.00130942654430843" calcext:value-type="float">
            <text:p>-0.00130942654430843</text:p>
          </table:table-cell>
          <table:table-cell table:formula="of:=IF([.D27]&gt;0;[.D27]^(1/(1-[.$C27]));0)"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.35</text:p>
          </table:table-cell>
          <table:table-cell table:style-name="ce1" office:value-type="float" office:value="0.341103366414655" calcext:value-type="float">
            <text:p>0.34110336641465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816707" calcext:value-type="float">
            <text:p>0.0000816707</text:p>
          </table:table-cell>
          <table:table-cell table:formula="of:=SQRT([.A28])" office:value-type="float" office:value="0.806225774829855" calcext:value-type="float">
            <text:p>0.806225774829855</text:p>
          </table:table-cell>
          <table:table-cell table:formula="of:=[.B28]^(1-[.$C28])-[.$C28]/2+VLOOKUP([.$A28];[.$G$2:.$H$40];2;0)" office:value-type="float" office:value="0.101353929715081" calcext:value-type="float">
            <text:p>0.101353929715081</text:p>
          </table:table-cell>
          <table:table-cell table:formula="of:=IF([.D28]&gt;0;[.D28]^(1/(1-[.$C28]));0)" office:value-type="float" office:value="0.00000740450704903268" calcext:value-type="float">
            <text:p>7.40450704903268E-06</text:p>
          </table:table-cell>
          <table:table-cell/>
          <table:table-cell office:value-type="float" office:value="0.325" calcext:value-type="float">
            <text:p>0.325</text:p>
          </table:table-cell>
          <table:table-cell table:style-name="ce1" office:value-type="float" office:value="0.340437412329014" calcext:value-type="float">
            <text:p>0.34043741232901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230637" calcext:value-type="float">
            <text:p>0.0000230637</text:p>
          </table:table-cell>
          <table:table-cell table:formula="of:=SQRT([.A29])" office:value-type="float" office:value="0.741619848709566" calcext:value-type="float">
            <text:p>0.741619848709566</text:p>
          </table:table-cell>
          <table:table-cell table:formula="of:=[.B29]^(1-[.$C29])-[.$C29]/2+VLOOKUP([.$A29];[.$G$2:.$H$40];2;0)" office:value-type="float" office:value="0.0285987284674289" calcext:value-type="float">
            <text:p>0.0285987284674289</text:p>
          </table:table-cell>
          <table:table-cell table:formula="of:=IF([.D29]&gt;0;[.D29]^(1/(1-[.$C29]));0)" office:value-type="float" office:value="0.00000106084198924322" calcext:value-type="float">
            <text:p>1.06084198924322E-06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1" office:value-type="float" office:value="0.332928327373694" calcext:value-type="float">
            <text:p>0.33292832737369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35628" calcext:value-type="float">
            <text:p>0.00035628</text:p>
          </table:table-cell>
          <table:table-cell table:formula="of:=SQRT([.A30])" office:value-type="float" office:value="0.774596669241483" calcext:value-type="float">
            <text:p>0.774596669241483</text:p>
          </table:table-cell>
          <table:table-cell table:formula="of:=[.B30]^(1-[.$C30])-[.$C30]/2+VLOOKUP([.$A30];[.$G$2:.$H$40];2;0)" office:value-type="float" office:value="0.114756393293591" calcext:value-type="float">
            <text:p>0.114756393293591</text:p>
          </table:table-cell>
          <table:table-cell table:formula="of:=IF([.D30]&gt;0;[.D30]^(1/(1-[.$C30]));0)" office:value-type="float" office:value="0.0000674074662129598" calcext:value-type="float">
            <text:p>6.74074662129598E-05</text:p>
          </table:table-cell>
          <table:table-cell/>
          <table:table-cell office:value-type="float" office:value="0.275" calcext:value-type="float">
            <text:p>0.275</text:p>
          </table:table-cell>
          <table:table-cell table:style-name="ce1" office:value-type="float" office:value="0.331846741663352" calcext:value-type="float">
            <text:p>0.331846741663352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530714" calcext:value-type="float">
            <text:p>0.00000000530714</text:p>
          </table:table-cell>
          <table:table-cell table:formula="of:=SQRT([.A31])" office:value-type="float" office:value="0.758287544405155" calcext:value-type="float">
            <text:p>0.758287544405155</text:p>
          </table:table-cell>
          <table:table-cell table:formula="of:=[.B31]^(1-[.$C31])-[.$C31]/2+VLOOKUP([.$A31];[.$G$2:.$H$40];2;0)" office:value-type="float" office:value="-0.0316672904079462" calcext:value-type="float">
            <text:p>-0.0316672904079462</text:p>
          </table:table-cell>
          <table:table-cell table:formula="of:=IF([.D31]&gt;0;[.D31]^(1/(1-[.$C31]));0)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ce1" office:value-type="float" office:value="0.310515846458496" calcext:value-type="float">
            <text:p>0.31051584645849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265718" calcext:value-type="float">
            <text:p>0.000265718</text:p>
          </table:table-cell>
          <table:table-cell table:formula="of:=SQRT([.A32])" office:value-type="float" office:value="0.707106781186548" calcext:value-type="float">
            <text:p>0.707106781186548</text:p>
          </table:table-cell>
          <table:table-cell table:formula="of:=[.B32]^(1-[.$C32])-[.$C32]/2+VLOOKUP([.$A32];[.$G$2:.$H$40];2;0)" office:value-type="float" office:value="0.0796592886808548" calcext:value-type="float">
            <text:p>0.0796592886808548</text:p>
          </table:table-cell>
          <table:table-cell table:formula="of:=IF([.D32]&gt;0;[.D32]^(1/(1-[.$C32]));0)" office:value-type="float" office:value="0.000177250103377681" calcext:value-type="float">
            <text:p>0.000177250103377681</text:p>
          </table:table-cell>
          <table:table-cell/>
          <table:table-cell office:value-type="float" office:value="0.225" calcext:value-type="float">
            <text:p>0.225</text:p>
          </table:table-cell>
          <table:table-cell table:style-name="ce1" office:value-type="float" office:value="0.299172861083099" calcext:value-type="float">
            <text:p>0.299172861083099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516593" calcext:value-type="float">
            <text:p>0.000000516593</text:p>
          </table:table-cell>
          <table:table-cell table:formula="of:=SQRT([.A33])" office:value-type="float" office:value="0.821583836257749" calcext:value-type="float">
            <text:p>0.821583836257749</text:p>
          </table:table-cell>
          <table:table-cell table:formula="of:=[.B33]^(1-[.$C33])-[.$C33]/2+VLOOKUP([.$A33];[.$G$2:.$H$40];2;0)" office:value-type="float" office:value="0.00588319248193309" calcext:value-type="float">
            <text:p>0.00588319248193309</text:p>
          </table:table-cell>
          <table:table-cell table:formula="of:=IF([.D33]&gt;0;[.D33]^(1/(1-[.$C33]));0)" office:value-type="float" office:value="0.00000000000031547408" calcext:value-type="float">
            <text:p>3.1547408045951E-13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1" office:value-type="float" office:value="0.283435899653078" calcext:value-type="float">
            <text:p>0.28343589965307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10268" calcext:value-type="float">
            <text:p>0.000000110268</text:p>
          </table:table-cell>
          <table:table-cell table:formula="of:=SQRT([.A34])" office:value-type="float" office:value="0.836660026534076" calcext:value-type="float">
            <text:p>0.836660026534076</text:p>
          </table:table-cell>
          <table:table-cell table:formula="of:=[.B34]^(1-[.$C34])-[.$C34]/2+VLOOKUP([.$A34];[.$G$2:.$H$40];2;0)" office:value-type="float" office:value="0.00727777765383342" calcext:value-type="float">
            <text:p>0.00727777765383342</text:p>
          </table:table-cell>
          <table:table-cell table:formula="of:=IF([.D34]&gt;0;[.D34]^(1/(1-[.$C34]));0)" office:value-type="float" office:value="0.00000000000008141956" calcext:value-type="float">
            <text:p>8.14195618866208E-14</text:p>
          </table:table-cell>
          <table:table-cell/>
          <table:table-cell office:value-type="float" office:value="0.175" calcext:value-type="float">
            <text:p>0.175</text:p>
          </table:table-cell>
          <table:table-cell table:style-name="ce1" office:value-type="float" office:value="0.257609999096885" calcext:value-type="float">
            <text:p>0.257609999096885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102569" calcext:value-type="float">
            <text:p>1.02569E-10</text:p>
          </table:table-cell>
          <table:table-cell table:formula="of:=SQRT([.A35])" office:value-type="float" office:value="0.85146931829632" calcext:value-type="float">
            <text:p>0.85146931829632</text:p>
          </table:table-cell>
          <table:table-cell table:formula="of:=[.B35]^(1-[.$C35])-[.$C35]/2+VLOOKUP([.$A35];[.$G$2:.$H$40];2;0)" office:value-type="float" office:value="-0.0362885888025629" calcext:value-type="float">
            <text:p>-0.0362885888025629</text:p>
          </table:table-cell>
          <table:table-cell table:formula="of:=IF([.D35]&gt;0;[.D35]^(1/(1-[.$C35]));0)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table:style-name="ce1" office:value-type="float" office:value="0.228650093230478" calcext:value-type="float">
            <text:p>0.228650093230478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911164" calcext:value-type="float">
            <text:p>0.0000911164</text:p>
          </table:table-cell>
          <table:table-cell table:formula="of:=SQRT([.A36])" office:value-type="float" office:value="0.758287544405155" calcext:value-type="float">
            <text:p>0.758287544405155</text:p>
          </table:table-cell>
          <table:table-cell table:formula="of:=[.B36]^(1-[.$C36])-[.$C36]/2+VLOOKUP([.$A36];[.$G$2:.$H$40];2;0)" office:value-type="float" office:value="0.0638694102983882" calcext:value-type="float">
            <text:p>0.0638694102983882</text:p>
          </table:table-cell>
          <table:table-cell table:formula="of:=IF([.D36]&gt;0;[.D36]^(1/(1-[.$C36]));0)" office:value-type="float" office:value="0.0000114109272512497" calcext:value-type="float">
            <text:p>1.14109272512497E-05</text:p>
          </table:table-cell>
          <table:table-cell/>
          <table:table-cell office:value-type="float" office:value="0.125" calcext:value-type="float">
            <text:p>0.125</text:p>
          </table:table-cell>
          <table:table-cell table:style-name="ce1" office:value-type="float" office:value="0.197923687470291" calcext:value-type="float">
            <text:p>0.19792368747029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929855" calcext:value-type="float">
            <text:p>0.0000929855</text:p>
          </table:table-cell>
          <table:table-cell table:formula="of:=SQRT([.A37])" office:value-type="float" office:value="0.806225774829855" calcext:value-type="float">
            <text:p>0.806225774829855</text:p>
          </table:table-cell>
          <table:table-cell table:formula="of:=[.B37]^(1-[.$C37])-[.$C37]/2+VLOOKUP([.$A37];[.$G$2:.$H$40];2;0)" office:value-type="float" office:value="0.105462893210463" calcext:value-type="float">
            <text:p>0.105462893210463</text:p>
          </table:table-cell>
          <table:table-cell table:formula="of:=IF([.D37]&gt;0;[.D37]^(1/(1-[.$C37]));0)" office:value-type="float" office:value="0.0000090900063324854" calcext:value-type="float">
            <text:p>9.0900063324854E-0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" office:value-type="float" office:value="0.171914592131248" calcext:value-type="float">
            <text:p>0.17191459213124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40144" calcext:value-type="float">
            <text:p>4.0144E-11</text:p>
          </table:table-cell>
          <table:table-cell table:formula="of:=SQRT([.A38])" office:value-type="float" office:value="0.774596669241483" calcext:value-type="float">
            <text:p>0.774596669241483</text:p>
          </table:table-cell>
          <table:table-cell table:formula="of:=[.B38]^(1-[.$C38])-[.$C38]/2+VLOOKUP([.$A38];[.$G$2:.$H$40];2;0)" office:value-type="float" office:value="-0.0477257713883314" calcext:value-type="float">
            <text:p>-0.0477257713883314</text:p>
          </table:table-cell>
          <table:table-cell table:formula="of:=IF([.D38]&gt;0;[.D38]^(1/(1-[.$C38]));0)"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.075</text:p>
          </table:table-cell>
          <table:table-cell table:style-name="ce1" office:value-type="float" office:value="0.135275888584435" calcext:value-type="float">
            <text:p>0.135275888584435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45094" calcext:value-type="float">
            <text:p>0.0000000045094</text:p>
          </table:table-cell>
          <table:table-cell table:formula="of:=SQRT([.A39])" office:value-type="float" office:value="0.85146931829632" calcext:value-type="float">
            <text:p>0.85146931829632</text:p>
          </table:table-cell>
          <table:table-cell table:formula="of:=[.B39]^(1-[.$C39])-[.$C39]/2+VLOOKUP([.$A39];[.$G$2:.$H$40];2;0)" office:value-type="float" office:value="-0.0115285724325749" calcext:value-type="float">
            <text:p>-0.0115285724325749</text:p>
          </table:table-cell>
          <table:table-cell table:formula="of:=IF([.D39]&gt;0;[.D39]^(1/(1-[.$C39]));0)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1" office:value-type="float" office:value="0.110042478806654" calcext:value-type="float">
            <text:p>0.11004247880665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304428" calcext:value-type="float">
            <text:p>3.04428E-11</text:p>
          </table:table-cell>
          <table:table-cell table:formula="of:=SQRT([.A40])" office:value-type="float" office:value="0.836660026534076" calcext:value-type="float">
            <text:p>0.836660026534076</text:p>
          </table:table-cell>
          <table:table-cell table:formula="of:=[.B40]^(1-[.$C40])-[.$C40]/2+VLOOKUP([.$A40];[.$G$2:.$H$40];2;0)" office:value-type="float" office:value="-0.0466082487253057" calcext:value-type="float">
            <text:p>-0.0466082487253057</text:p>
          </table:table-cell>
          <table:table-cell table:formula="of:=IF([.D40]&gt;0;[.D40]^(1/(1-[.$C40]));0)" office:value-type="float" office:value="0" calcext:value-type="float">
            <text:p>0</text:p>
          </table:table-cell>
          <table:table-cell/>
          <table:table-cell office:value-type="float" office:value="0.025" calcext:value-type="float">
            <text:p>0.025</text:p>
          </table:table-cell>
          <table:table-cell table:style-name="ce1" office:value-type="float" office:value="0.0780056710901145" calcext:value-type="float">
            <text:p>0.078005671090114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30247" calcext:value-type="float">
            <text:p>0.0000130247</text:p>
          </table:table-cell>
          <table:table-cell table:formula="of:=SQRT([.A41])" office:value-type="float" office:value="0.790569415042095" calcext:value-type="float">
            <text:p>0.790569415042095</text:p>
          </table:table-cell>
          <table:table-cell table:formula="of:=[.B41]^(1-[.$C41])-[.$C41]/2+VLOOKUP([.$A41];[.$G$2:.$H$40];2;0)" office:value-type="float" office:value="0.0398267923065733" calcext:value-type="float">
            <text:p>0.0398267923065733</text:p>
          </table:table-cell>
          <table:table-cell table:formula="of:=IF([.D41]&gt;0;[.D41]^(1/(1-[.$C41]));0)" office:value-type="float" office:value="0.00000020703543750388" calcext:value-type="float">
            <text:p>2.07035437503875E-07</text:p>
          </table:table-cell>
          <table:table-cell table:number-columns-repeated="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6.87302E-017" calcext:value-type="float">
            <text:p>6.87302E-17</text:p>
          </table:table-cell>
          <table:table-cell table:formula="of:=SQRT([.A42])" office:value-type="float" office:value="0.88034084308295" calcext:value-type="float">
            <text:p>0.88034084308295</text:p>
          </table:table-cell>
          <table:table-cell table:formula="of:=[.B42]^(1-[.$C42])-[.$C42]/2+VLOOKUP([.$A42];[.$G$2:.$H$40];2;0)" office:value-type="float" office:value="-0.0608618921659075" calcext:value-type="float">
            <text:p>-0.0608618921659075</text:p>
          </table:table-cell>
          <table:table-cell table:formula="of:=IF([.D42]&gt;0;[.D42]^(1/(1-[.$C42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158754" calcext:value-type="float">
            <text:p>0.000000158754</text:p>
          </table:table-cell>
          <table:table-cell table:formula="of:=SQRT([.A43])" office:value-type="float" office:value="0.821583836257749" calcext:value-type="float">
            <text:p>0.821583836257749</text:p>
          </table:table-cell>
          <table:table-cell table:formula="of:=[.B43]^(1-[.$C43])-[.$C43]/2+VLOOKUP([.$A43];[.$G$2:.$H$40];2;0)" office:value-type="float" office:value="-0.00846154372214669" calcext:value-type="float">
            <text:p>-0.00846154372214669</text:p>
          </table:table-cell>
          <table:table-cell table:formula="of:=IF([.D43]&gt;0;[.D43]^(1/(1-[.$C43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186076" calcext:value-type="float">
            <text:p>1.86076E-10</text:p>
          </table:table-cell>
          <table:table-cell table:formula="of:=SQRT([.A44])" office:value-type="float" office:value="0.821583836257749" calcext:value-type="float">
            <text:p>0.821583836257749</text:p>
          </table:table-cell>
          <table:table-cell table:formula="of:=[.B44]^(1-[.$C44])-[.$C44]/2+VLOOKUP([.$A44];[.$G$2:.$H$40];2;0)" office:value-type="float" office:value="-0.0513188963407083" calcext:value-type="float">
            <text:p>-0.0513188963407083</text:p>
          </table:table-cell>
          <table:table-cell table:formula="of:=IF([.D44]&gt;0;[.D44]^(1/(1-[.$C44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481504" calcext:value-type="float">
            <text:p>4.81504E-10</text:p>
          </table:table-cell>
          <table:table-cell table:formula="of:=SQRT([.A45])" office:value-type="float" office:value="0.821583836257749" calcext:value-type="float">
            <text:p>0.821583836257749</text:p>
          </table:table-cell>
          <table:table-cell table:formula="of:=[.B45]^(1-[.$C45])-[.$C45]/2+VLOOKUP([.$A45];[.$G$2:.$H$40];2;0)" office:value-type="float" office:value="-0.0479240844097958" calcext:value-type="float">
            <text:p>-0.0479240844097958</text:p>
          </table:table-cell>
          <table:table-cell table:formula="of:=IF([.D45]&gt;0;[.D45]^(1/(1-[.$C45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438828" calcext:value-type="float">
            <text:p>0.000000438828</text:p>
          </table:table-cell>
          <table:table-cell table:formula="of:=SQRT([.A46])" office:value-type="float" office:value="0.836660026534076" calcext:value-type="float">
            <text:p>0.836660026534076</text:p>
          </table:table-cell>
          <table:table-cell table:formula="of:=[.B46]^(1-[.$C46])-[.$C46]/2+VLOOKUP([.$A46];[.$G$2:.$H$40];2;0)" office:value-type="float" office:value="0.0257624144914514" calcext:value-type="float">
            <text:p>0.0257624144914514</text:p>
          </table:table-cell>
          <table:table-cell table:formula="of:=IF([.D46]&gt;0;[.D46]^(1/(1-[.$C46]));0)" office:value-type="float" office:value="0.00000000018695702877" calcext:value-type="float">
            <text:p>1.86957028770053E-10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133671" calcext:value-type="float">
            <text:p>1.33671E-12</text:p>
          </table:table-cell>
          <table:table-cell table:formula="of:=SQRT([.A47])" office:value-type="float" office:value="0.790569415042095" calcext:value-type="float">
            <text:p>0.790569415042095</text:p>
          </table:table-cell>
          <table:table-cell table:formula="of:=[.B47]^(1-[.$C47])-[.$C47]/2+VLOOKUP([.$A47];[.$G$2:.$H$40];2;0)" office:value-type="float" office:value="-0.0517294096874149" calcext:value-type="float">
            <text:p>-0.0517294096874149</text:p>
          </table:table-cell>
          <table:table-cell table:formula="of:=IF([.D47]&gt;0;[.D47]^(1/(1-[.$C47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412767" calcext:value-type="float">
            <text:p>4.12767E-10</text:p>
          </table:table-cell>
          <table:table-cell table:formula="of:=SQRT([.A48])" office:value-type="float" office:value="0.85146931829632" calcext:value-type="float">
            <text:p>0.85146931829632</text:p>
          </table:table-cell>
          <table:table-cell table:formula="of:=[.B48]^(1-[.$C48])-[.$C48]/2+VLOOKUP([.$A48];[.$G$2:.$H$40];2;0)" office:value-type="float" office:value="-0.028745064169308" calcext:value-type="float">
            <text:p>-0.028745064169308</text:p>
          </table:table-cell>
          <table:table-cell table:formula="of:=IF([.D48]&gt;0;[.D48]^(1/(1-[.$C48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337187" calcext:value-type="float">
            <text:p>0.00337187</text:p>
          </table:table-cell>
          <table:table-cell table:formula="of:=SQRT([.A49])" office:value-type="float" office:value="0.790569415042095" calcext:value-type="float">
            <text:p>0.790569415042095</text:p>
          </table:table-cell>
          <table:table-cell table:formula="of:=[.B49]^(1-[.$C49])-[.$C49]/2+VLOOKUP([.$A49];[.$G$2:.$H$40];2;0)" office:value-type="float" office:value="0.248581685586796" calcext:value-type="float">
            <text:p>0.248581685586796</text:p>
          </table:table-cell>
          <table:table-cell table:formula="of:=IF([.D49]&gt;0;[.D49]^(1/(1-[.$C49]));0)" office:value-type="float" office:value="0.00129853809930102" calcext:value-type="float">
            <text:p>0.0012985380993010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05842" calcext:value-type="float">
            <text:p>0.0000000205842</text:p>
          </table:table-cell>
          <table:table-cell table:formula="of:=SQRT([.A50])" office:value-type="float" office:value="0.836660026534076" calcext:value-type="float">
            <text:p>0.836660026534076</text:p>
          </table:table-cell>
          <table:table-cell table:formula="of:=[.B50]^(1-[.$C50])-[.$C50]/2+VLOOKUP([.$A50];[.$G$2:.$H$40];2;0)" office:value-type="float" office:value="-0.0102355183482912" calcext:value-type="float">
            <text:p>-0.0102355183482912</text:p>
          </table:table-cell>
          <table:table-cell table:formula="of:=IF([.D50]&gt;0;[.D50]^(1/(1-[.$C50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32706" calcext:value-type="float">
            <text:p>3.2706E-11</text:p>
          </table:table-cell>
          <table:table-cell table:formula="of:=SQRT([.A51])" office:value-type="float" office:value="0.774596669241483" calcext:value-type="float">
            <text:p>0.774596669241483</text:p>
          </table:table-cell>
          <table:table-cell table:formula="of:=[.B51]^(1-[.$C51])-[.$C51]/2+VLOOKUP([.$A51];[.$G$2:.$H$40];2;0)" office:value-type="float" office:value="-0.0479304928076307" calcext:value-type="float">
            <text:p>-0.0479304928076307</text:p>
          </table:table-cell>
          <table:table-cell table:formula="of:=IF([.D51]&gt;0;[.D51]^(1/(1-[.$C51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194948" calcext:value-type="float">
            <text:p>0.000000194948</text:p>
          </table:table-cell>
          <table:table-cell table:formula="of:=SQRT([.A52])" office:value-type="float" office:value="0.741619848709566" calcext:value-type="float">
            <text:p>0.741619848709566</text:p>
          </table:table-cell>
          <table:table-cell table:formula="of:=[.B52]^(1-[.$C52])-[.$C52]/2+VLOOKUP([.$A52];[.$G$2:.$H$40];2;0)" office:value-type="float" office:value="-0.0163089914305485" calcext:value-type="float">
            <text:p>-0.0163089914305485</text:p>
          </table:table-cell>
          <table:table-cell table:formula="of:=IF([.D52]&gt;0;[.D52]^(1/(1-[.$C52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623271" calcext:value-type="float">
            <text:p>0.000000623271</text:p>
          </table:table-cell>
          <table:table-cell table:formula="of:=SQRT([.A53])" office:value-type="float" office:value="0.836660026534076" calcext:value-type="float">
            <text:p>0.836660026534076</text:p>
          </table:table-cell>
          <table:table-cell table:formula="of:=[.B53]^(1-[.$C53])-[.$C53]/2+VLOOKUP([.$A53];[.$G$2:.$H$40];2;0)" office:value-type="float" office:value="0.0311610072011778" calcext:value-type="float">
            <text:p>0.0311610072011778</text:p>
          </table:table-cell>
          <table:table-cell table:formula="of:=IF([.D53]&gt;0;[.D53]^(1/(1-[.$C53]));0)" office:value-type="float" office:value="0.00000000059922249792" calcext:value-type="float">
            <text:p>5.99222497920125E-10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387142" calcext:value-type="float">
            <text:p>0.0387142</text:p>
          </table:table-cell>
          <table:table-cell table:formula="of:=SQRT([.A54])" office:value-type="float" office:value="0.774596669241483" calcext:value-type="float">
            <text:p>0.774596669241483</text:p>
          </table:table-cell>
          <table:table-cell table:formula="of:=[.B54]^(1-[.$C54])-[.$C54]/2+VLOOKUP([.$A54];[.$G$2:.$H$40];2;0)" office:value-type="float" office:value="0.428247472204747" calcext:value-type="float">
            <text:p>0.428247472204747</text:p>
          </table:table-cell>
          <table:table-cell table:formula="of:=IF([.D54]&gt;0;[.D54]^(1/(1-[.$C54]));0)" office:value-type="float" office:value="0.0232282816435318" calcext:value-type="float">
            <text:p>0.0232282816435318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62812" calcext:value-type="float">
            <text:p>0.0162812</text:p>
          </table:table-cell>
          <table:table-cell table:formula="of:=SQRT([.A55])" office:value-type="float" office:value="0.670820393249937" calcext:value-type="float">
            <text:p>0.670820393249937</text:p>
          </table:table-cell>
          <table:table-cell table:formula="of:=[.B55]^(1-[.$C55])-[.$C55]/2+VLOOKUP([.$A55];[.$G$2:.$H$40];2;0)" office:value-type="float" office:value="0.262912817056741" calcext:value-type="float">
            <text:p>0.262912817056741</text:p>
          </table:table-cell>
          <table:table-cell table:formula="of:=IF([.D55]&gt;0;[.D55]^(1/(1-[.$C55]));0)" office:value-type="float" office:value="0.0172771497979193" calcext:value-type="float">
            <text:p>0.017277149797919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10191" calcext:value-type="float">
            <text:p>0.0510191</text:p>
          </table:table-cell>
          <table:table-cell table:formula="of:=SQRT([.A56])" office:value-type="float" office:value="0.707106781186548" calcext:value-type="float">
            <text:p>0.707106781186548</text:p>
          </table:table-cell>
          <table:table-cell table:formula="of:=[.B56]^(1-[.$C56])-[.$C56]/2+VLOOKUP([.$A56];[.$G$2:.$H$40];2;0)" office:value-type="float" office:value="0.408285959031675" calcext:value-type="float">
            <text:p>0.408285959031675</text:p>
          </table:table-cell>
          <table:table-cell table:formula="of:=IF([.D56]&gt;0;[.D56]^(1/(1-[.$C56]));0)" office:value-type="float" office:value="0.0469623186622915" calcext:value-type="float">
            <text:p>0.0469623186622915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6979" calcext:value-type="float">
            <text:p>0.0026979</text:p>
          </table:table-cell>
          <table:table-cell table:formula="of:=SQRT([.A57])" office:value-type="float" office:value="0.758287544405155" calcext:value-type="float">
            <text:p>0.758287544405155</text:p>
          </table:table-cell>
          <table:table-cell table:formula="of:=[.B57]^(1-[.$C57])-[.$C57]/2+VLOOKUP([.$A57];[.$G$2:.$H$40];2;0)" office:value-type="float" office:value="0.197694862138373" calcext:value-type="float">
            <text:p>0.197694862138373</text:p>
          </table:table-cell>
          <table:table-cell table:formula="of:=IF([.D57]&gt;0;[.D57]^(1/(1-[.$C57]));0)" office:value-type="float" office:value="0.00122300799011744" calcext:value-type="float">
            <text:p>0.00122300799011744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49179" calcext:value-type="float">
            <text:p>0.0000149179</text:p>
          </table:table-cell>
          <table:table-cell table:formula="of:=SQRT([.A58])" office:value-type="float" office:value="0.790569415042095" calcext:value-type="float">
            <text:p>0.790569415042095</text:p>
          </table:table-cell>
          <table:table-cell table:formula="of:=[.B58]^(1-[.$C58])-[.$C58]/2+VLOOKUP([.$A58];[.$G$2:.$H$40];2;0)" office:value-type="float" office:value="0.0425603933570882" calcext:value-type="float">
            <text:p>0.0425603933570882</text:p>
          </table:table-cell>
          <table:table-cell table:formula="of:=IF([.D58]&gt;0;[.D58]^(1/(1-[.$C58]));0)" office:value-type="float" office:value="0.00000028425303885852" calcext:value-type="float">
            <text:p>2.8425303885852E-0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2621" calcext:value-type="float">
            <text:p>0.012621</text:p>
          </table:table-cell>
          <table:table-cell table:formula="of:=SQRT([.A59])" office:value-type="float" office:value="0.707106781186548" calcext:value-type="float">
            <text:p>0.707106781186548</text:p>
          </table:table-cell>
          <table:table-cell table:formula="of:=[.B59]^(1-[.$C59])-[.$C59]/2+VLOOKUP([.$A59];[.$G$2:.$H$40];2;0)" office:value-type="float" office:value="0.26782892304174" calcext:value-type="float">
            <text:p>0.26782892304174</text:p>
          </table:table-cell>
          <table:table-cell table:formula="of:=IF([.D59]&gt;0;[.D59]^(1/(1-[.$C59]));0)" office:value-type="float" office:value="0.0111322571939304" calcext:value-type="float">
            <text:p>0.0111322571939304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3807" calcext:value-type="float">
            <text:p>0.000013807</text:p>
          </table:table-cell>
          <table:table-cell table:formula="of:=SQRT([.A60])" office:value-type="float" office:value="0.821583836257749" calcext:value-type="float">
            <text:p>0.821583836257749</text:p>
          </table:table-cell>
          <table:table-cell table:formula="of:=[.B60]^(1-[.$C60])-[.$C60]/2+VLOOKUP([.$A60];[.$G$2:.$H$40];2;0)" office:value-type="float" office:value="0.0661224167852319" calcext:value-type="float">
            <text:p>0.0661224167852319</text:p>
          </table:table-cell>
          <table:table-cell table:formula="of:=IF([.D60]&gt;0;[.D60]^(1/(1-[.$C60]));0)" office:value-type="float" office:value="0.00000024445784577675" calcext:value-type="float">
            <text:p>2.44457845776745E-0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4164" calcext:value-type="float">
            <text:p>0.00014164</text:p>
          </table:table-cell>
          <table:table-cell table:formula="of:=SQRT([.A61])" office:value-type="float" office:value="0.707106781186548" calcext:value-type="float">
            <text:p>0.707106781186548</text:p>
          </table:table-cell>
          <table:table-cell table:formula="of:=[.B61]^(1-[.$C61])-[.$C61]/2+VLOOKUP([.$A61];[.$G$2:.$H$40];2;0)" office:value-type="float" office:value="0.0645654912408178" calcext:value-type="float">
            <text:p>0.0645654912408178</text:p>
          </table:table-cell>
          <table:table-cell table:formula="of:=IF([.D61]&gt;0;[.D61]^(1/(1-[.$C61]));0)" office:value-type="float" office:value="0.0000865142067679069" calcext:value-type="float">
            <text:p>8.65142067679069E-05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326672" calcext:value-type="float">
            <text:p>0.000000326672</text:p>
          </table:table-cell>
          <table:table-cell table:formula="of:=SQRT([.A62])" office:value-type="float" office:value="0.741619848709566" calcext:value-type="float">
            <text:p>0.741619848709566</text:p>
          </table:table-cell>
          <table:table-cell table:formula="of:=[.B62]^(1-[.$C62])-[.$C62]/2+VLOOKUP([.$A62];[.$G$2:.$H$40];2;0)" office:value-type="float" office:value="-0.0136749006026927" calcext:value-type="float">
            <text:p>-0.0136749006026927</text:p>
          </table:table-cell>
          <table:table-cell table:formula="of:=IF([.D62]&gt;0;[.D62]^(1/(1-[.$C62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258454" calcext:value-type="float">
            <text:p>0.0000258454</text:p>
          </table:table-cell>
          <table:table-cell table:formula="of:=SQRT([.A63])" office:value-type="float" office:value="0.774596669241483" calcext:value-type="float">
            <text:p>0.774596669241483</text:p>
          </table:table-cell>
          <table:table-cell table:formula="of:=[.B63]^(1-[.$C63])-[.$C63]/2+VLOOKUP([.$A63];[.$G$2:.$H$40];2;0)" office:value-type="float" office:value="0.0401949388668635" calcext:value-type="float">
            <text:p>0.0401949388668635</text:p>
          </table:table-cell>
          <table:table-cell table:formula="of:=IF([.D63]&gt;0;[.D63]^(1/(1-[.$C63]));0)" office:value-type="float" office:value="0.00000064182690262357" calcext:value-type="float">
            <text:p>6.41826902623572E-07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.69498E-015" calcext:value-type="float">
            <text:p>3.69498E-15</text:p>
          </table:table-cell>
          <table:table-cell table:formula="of:=SQRT([.A64])" office:value-type="float" office:value="0.836660026534076" calcext:value-type="float">
            <text:p>0.836660026534076</text:p>
          </table:table-cell>
          <table:table-cell table:formula="of:=[.B64]^(1-[.$C64])-[.$C64]/2+VLOOKUP([.$A64];[.$G$2:.$H$40];2;0)" office:value-type="float" office:value="-0.0613695527527691" calcext:value-type="float">
            <text:p>-0.0613695527527691</text:p>
          </table:table-cell>
          <table:table-cell table:formula="of:=IF([.D64]&gt;0;[.D64]^(1/(1-[.$C64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81538" calcext:value-type="float">
            <text:p>0.000181538</text:p>
          </table:table-cell>
          <table:table-cell table:formula="of:=SQRT([.A65])" office:value-type="float" office:value="0.790569415042095" calcext:value-type="float">
            <text:p>0.790569415042095</text:p>
          </table:table-cell>
          <table:table-cell table:formula="of:=[.B65]^(1-[.$C65])-[.$C65]/2+VLOOKUP([.$A65];[.$G$2:.$H$40];2;0)" office:value-type="float" office:value="0.10964217504529" calcext:value-type="float">
            <text:p>0.10964217504529</text:p>
          </table:table-cell>
          <table:table-cell table:formula="of:=IF([.D65]&gt;0;[.D65]^(1/(1-[.$C65]));0)" office:value-type="float" office:value="0.0000260636684835144" calcext:value-type="float">
            <text:p>2.60636684835144E-05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661016" calcext:value-type="float">
            <text:p>6.61016E-10</text:p>
          </table:table-cell>
          <table:table-cell table:formula="of:=SQRT([.A66])" office:value-type="float" office:value="0.821583836257749" calcext:value-type="float">
            <text:p>0.821583836257749</text:p>
          </table:table-cell>
          <table:table-cell table:formula="of:=[.B66]^(1-[.$C66])-[.$C66]/2+VLOOKUP([.$A66];[.$G$2:.$H$40];2;0)" office:value-type="float" office:value="-0.04665857441029" calcext:value-type="float">
            <text:p>-0.04665857441029</text:p>
          </table:table-cell>
          <table:table-cell table:formula="of:=IF([.D66]&gt;0;[.D66]^(1/(1-[.$C66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65583" calcext:value-type="float">
            <text:p>0.00165583</text:p>
          </table:table-cell>
          <table:table-cell table:formula="of:=SQRT([.A67])" office:value-type="float" office:value="0.806225774829855" calcext:value-type="float">
            <text:p>0.806225774829855</text:p>
          </table:table-cell>
          <table:table-cell table:formula="of:=[.B67]^(1-[.$C67])-[.$C67]/2+VLOOKUP([.$A67];[.$G$2:.$H$40];2;0)" office:value-type="float" office:value="0.22911451893961" calcext:value-type="float">
            <text:p>0.22911451893961</text:p>
          </table:table-cell>
          <table:table-cell table:formula="of:=IF([.D67]&gt;0;[.D67]^(1/(1-[.$C67]));0)" office:value-type="float" office:value="0.000498263027365271" calcext:value-type="float">
            <text:p>0.000498263027365271</text:p>
          </table:table-cell>
          <table:table-cell table:number-columns-repeated="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88212" calcext:value-type="float">
            <text:p>0.0000000188212</text:p>
          </table:table-cell>
          <table:table-cell table:formula="of:=SQRT([.A68])" office:value-type="float" office:value="0.85146931829632" calcext:value-type="float">
            <text:p>0.85146931829632</text:p>
          </table:table-cell>
          <table:table-cell table:formula="of:=[.B68]^(1-[.$C68])-[.$C68]/2+VLOOKUP([.$A68];[.$G$2:.$H$40];2;0)" office:value-type="float" office:value="0.00208815248393251" calcext:value-type="float">
            <text:p>0.00208815248393251</text:p>
          </table:table-cell>
          <table:table-cell table:formula="of:=IF([.D68]&gt;0;[.D68]^(1/(1-[.$C68]));0)" office:value-type="float" office:value="9.01548223060198E-019" calcext:value-type="float">
            <text:p>9.01548223060198E-19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0372747" calcext:value-type="float">
            <text:p>3.72747E-12</text:p>
          </table:table-cell>
          <table:table-cell table:formula="of:=SQRT([.A69])" office:value-type="float" office:value="0.866025403784439" calcext:value-type="float">
            <text:p>0.866025403784439</text:p>
          </table:table-cell>
          <table:table-cell table:formula="of:=[.B69]^(1-[.$C69])-[.$C69]/2+VLOOKUP([.$A69];[.$G$2:.$H$40];2;0)" office:value-type="float" office:value="-0.0376203160163226" calcext:value-type="float">
            <text:p>-0.0376203160163226</text:p>
          </table:table-cell>
          <table:table-cell table:formula="of:=IF([.D69]&gt;0;[.D69]^(1/(1-[.$C69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194371" calcext:value-type="float">
            <text:p>0.000000194371</text:p>
          </table:table-cell>
          <table:table-cell table:formula="of:=SQRT([.A70])" office:value-type="float" office:value="0.707106781186548" calcext:value-type="float">
            <text:p>0.707106781186548</text:p>
          </table:table-cell>
          <table:table-cell table:formula="of:=[.B70]^(1-[.$C70])-[.$C70]/2+VLOOKUP([.$A70];[.$G$2:.$H$40];2;0)" office:value-type="float" office:value="0.000792163497757015" calcext:value-type="float">
            <text:p>0.000792163497757015</text:p>
          </table:table-cell>
          <table:table-cell table:formula="of:=IF([.D70]&gt;0;[.D70]^(1/(1-[.$C70]));0)" office:value-type="float" office:value="0.00000000002581615272" calcext:value-type="float">
            <text:p>2.58161527191934E-11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667836" calcext:value-type="float">
            <text:p>0.0000667836</text:p>
          </table:table-cell>
          <table:table-cell table:formula="of:=SQRT([.A71])" office:value-type="float" office:value="0.741619848709566" calcext:value-type="float">
            <text:p>0.741619848709566</text:p>
          </table:table-cell>
          <table:table-cell table:formula="of:=[.B71]^(1-[.$C71])-[.$C71]/2+VLOOKUP([.$A71];[.$G$2:.$H$40];2;0)" office:value-type="float" office:value="0.0486325169133195" calcext:value-type="float">
            <text:p>0.0486325169133195</text:p>
          </table:table-cell>
          <table:table-cell table:formula="of:=IF([.D71]&gt;0;[.D71]^(1/(1-[.$C71]));0)" office:value-type="float" office:value="0.0000082805045005746" calcext:value-type="float">
            <text:p>8.2805045005746E-06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4175" calcext:value-type="float">
            <text:p>0.00024175</text:p>
          </table:table-cell>
          <table:table-cell table:formula="of:=SQRT([.A72])" office:value-type="float" office:value="0.790569415042095" calcext:value-type="float">
            <text:p>0.790569415042095</text:p>
          </table:table-cell>
          <table:table-cell table:formula="of:=[.B72]^(1-[.$C72])-[.$C72]/2+VLOOKUP([.$A72];[.$G$2:.$H$40];2;0)" office:value-type="float" office:value="0.119820526329602" calcext:value-type="float">
            <text:p>0.119820526329602</text:p>
          </table:table-cell>
          <table:table-cell table:formula="of:=IF([.D72]&gt;0;[.D72]^(1/(1-[.$C72]));0)" office:value-type="float" office:value="0.0000398220098809007" calcext:value-type="float">
            <text:p>3.98220098809007E-05</text:p>
          </table:table-cell>
          <table:table-cell table:number-columns-repeated="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32453" calcext:value-type="float">
            <text:p>0.0000000132453</text:p>
          </table:table-cell>
          <table:table-cell table:formula="of:=SQRT([.A73])" office:value-type="float" office:value="0.85146931829632" calcext:value-type="float">
            <text:p>0.85146931829632</text:p>
          </table:table-cell>
          <table:table-cell table:formula="of:=[.B73]^(1-[.$C73])-[.$C73]/2+VLOOKUP([.$A73];[.$G$2:.$H$40];2;0)" office:value-type="float" office:value="-0.00153269906240977" calcext:value-type="float">
            <text:p>-0.00153269906240977</text:p>
          </table:table-cell>
          <table:table-cell table:formula="of:=IF([.D73]&gt;0;[.D73]^(1/(1-[.$C73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524746" calcext:value-type="float">
            <text:p>0.00000000524746</text:p>
          </table:table-cell>
          <table:table-cell table:formula="of:=SQRT([.A74])" office:value-type="float" office:value="0.806225774829855" calcext:value-type="float">
            <text:p>0.806225774829855</text:p>
          </table:table-cell>
          <table:table-cell table:formula="of:=[.B74]^(1-[.$C74])-[.$C74]/2+VLOOKUP([.$A74];[.$G$2:.$H$40];2;0)" office:value-type="float" office:value="-0.0351691093361703" calcext:value-type="float">
            <text:p>-0.0351691093361703</text:p>
          </table:table-cell>
          <table:table-cell table:formula="of:=IF([.D74]&gt;0;[.D74]^(1/(1-[.$C74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64797" calcext:value-type="float">
            <text:p>0.0000164797</text:p>
          </table:table-cell>
          <table:table-cell table:formula="of:=SQRT([.A75])" office:value-type="float" office:value="0.774596669241483" calcext:value-type="float">
            <text:p>0.774596669241483</text:p>
          </table:table-cell>
          <table:table-cell table:formula="of:=[.B75]^(1-[.$C75])-[.$C75]/2+VLOOKUP([.$A75];[.$G$2:.$H$40];2;0)" office:value-type="float" office:value="0.031276838068738" calcext:value-type="float">
            <text:p>0.031276838068738</text:p>
          </table:table-cell>
          <table:table-cell table:formula="of:=IF([.D75]&gt;0;[.D75]^(1/(1-[.$C75]));0)" office:value-type="float" office:value="0.00000021089615746503" calcext:value-type="float">
            <text:p>2.1089615746503E-07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13224" calcext:value-type="float">
            <text:p>0.000113224</text:p>
          </table:table-cell>
          <table:table-cell table:formula="of:=SQRT([.A76])" office:value-type="float" office:value="0.758287544405155" calcext:value-type="float">
            <text:p>0.758287544405155</text:p>
          </table:table-cell>
          <table:table-cell table:formula="of:=[.B76]^(1-[.$C76])-[.$C76]/2+VLOOKUP([.$A76];[.$G$2:.$H$40];2;0)" office:value-type="float" office:value="0.0695586651449572" calcext:value-type="float">
            <text:p>0.0695586651449572</text:p>
          </table:table-cell>
          <table:table-cell table:formula="of:=IF([.D76]&gt;0;[.D76]^(1/(1-[.$C76]));0)" office:value-type="float" office:value="0.0000162418955379411" calcext:value-type="float">
            <text:p>1.62418955379411E-05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35458" calcext:value-type="float">
            <text:p>0.0000135458</text:p>
          </table:table-cell>
          <table:table-cell table:formula="of:=SQRT([.A77])" office:value-type="float" office:value="0.806225774829855" calcext:value-type="float">
            <text:p>0.806225774829855</text:p>
          </table:table-cell>
          <table:table-cell table:formula="of:=[.B77]^(1-[.$C77])-[.$C77]/2+VLOOKUP([.$A77];[.$G$2:.$H$40];2;0)" office:value-type="float" office:value="0.0539068551989624" calcext:value-type="float">
            <text:p>0.0539068551989624</text:p>
          </table:table-cell>
          <table:table-cell table:formula="of:=IF([.D77]&gt;0;[.D77]^(1/(1-[.$C77]));0)" office:value-type="float" office:value="0.00000028475072864281" calcext:value-type="float">
            <text:p>2.84750728642811E-07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10095" calcext:value-type="float">
            <text:p>0.0000110095</text:p>
          </table:table-cell>
          <table:table-cell table:formula="of:=SQRT([.A78])" office:value-type="float" office:value="0.821583836257749" calcext:value-type="float">
            <text:p>0.821583836257749</text:p>
          </table:table-cell>
          <table:table-cell table:formula="of:=[.B78]^(1-[.$C78])-[.$C78]/2+VLOOKUP([.$A78];[.$G$2:.$H$40];2;0)" office:value-type="float" office:value="0.0607457110128526" calcext:value-type="float">
            <text:p>0.0607457110128526</text:p>
          </table:table-cell>
          <table:table-cell table:formula="of:=IF([.D78]&gt;0;[.D78]^(1/(1-[.$C78]));0)" office:value-type="float" office:value="0.00000015197044167603" calcext:value-type="float">
            <text:p>1.51970441676024E-07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158576" calcext:value-type="float">
            <text:p>0.0000000158576</text:p>
          </table:table-cell>
          <table:table-cell table:formula="of:=SQRT([.A79])" office:value-type="float" office:value="0.866025403784439" calcext:value-type="float">
            <text:p>0.866025403784439</text:p>
          </table:table-cell>
          <table:table-cell table:formula="of:=[.B79]^(1-[.$C79])-[.$C79]/2+VLOOKUP([.$A79];[.$G$2:.$H$40];2;0)" office:value-type="float" office:value="0.0231083036994473" calcext:value-type="float">
            <text:p>0.0231083036994473</text:p>
          </table:table-cell>
          <table:table-cell table:formula="of:=IF([.D79]&gt;0;[.D79]^(1/(1-[.$C79]));0)" office:value-type="float" office:value="0.00000000000061234839" calcext:value-type="float">
            <text:p>6.12348393961258E-13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857616" calcext:value-type="float">
            <text:p>0.00000000857616</text:p>
          </table:table-cell>
          <table:table-cell table:formula="of:=SQRT([.A80])" office:value-type="float" office:value="0.821583836257749" calcext:value-type="float">
            <text:p>0.821583836257749</text:p>
          </table:table-cell>
          <table:table-cell table:formula="of:=[.B80]^(1-[.$C80])-[.$C80]/2+VLOOKUP([.$A80];[.$G$2:.$H$40];2;0)" office:value-type="float" office:value="-0.0333102400075828" calcext:value-type="float">
            <text:p>-0.0333102400075828</text:p>
          </table:table-cell>
          <table:table-cell table:formula="of:=IF([.D80]&gt;0;[.D80]^(1/(1-[.$C80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9209" calcext:value-type="float">
            <text:p>0.00019209</text:p>
          </table:table-cell>
          <table:table-cell table:formula="of:=SQRT([.A81])" office:value-type="float" office:value="0.774596669241483" calcext:value-type="float">
            <text:p>0.774596669241483</text:p>
          </table:table-cell>
          <table:table-cell table:formula="of:=[.B81]^(1-[.$C81])-[.$C81]/2+VLOOKUP([.$A81];[.$G$2:.$H$40];2;0)" office:value-type="float" office:value="0.0930467901109038" calcext:value-type="float">
            <text:p>0.0930467901109038</text:p>
          </table:table-cell>
          <table:table-cell table:formula="of:=IF([.D81]&gt;0;[.D81]^(1/(1-[.$C81]));0)" office:value-type="float" office:value="0.0000265859589086804" calcext:value-type="float">
            <text:p>2.65859589086804E-0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930425" calcext:value-type="float">
            <text:p>0.00000000930425</text:p>
          </table:table-cell>
          <table:table-cell table:formula="of:=SQRT([.A82])" office:value-type="float" office:value="0.774596669241483" calcext:value-type="float">
            <text:p>0.774596669241483</text:p>
          </table:table-cell>
          <table:table-cell table:formula="of:=[.B82]^(1-[.$C82])-[.$C82]/2+VLOOKUP([.$A82];[.$G$2:.$H$40];2;0)" office:value-type="float" office:value="-0.0367832616126549" calcext:value-type="float">
            <text:p>-0.0367832616126549</text:p>
          </table:table-cell>
          <table:table-cell table:formula="of:=IF([.D82]&gt;0;[.D82]^(1/(1-[.$C82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144634" calcext:value-type="float">
            <text:p>0.000000144634</text:p>
          </table:table-cell>
          <table:table-cell table:formula="of:=SQRT([.A83])" office:value-type="float" office:value="0.821583836257749" calcext:value-type="float">
            <text:p>0.821583836257749</text:p>
          </table:table-cell>
          <table:table-cell table:formula="of:=[.B83]^(1-[.$C83])-[.$C83]/2+VLOOKUP([.$A83];[.$G$2:.$H$40];2;0)" office:value-type="float" office:value="-0.00947058721470706" calcext:value-type="float">
            <text:p>-0.00947058721470706</text:p>
          </table:table-cell>
          <table:table-cell table:formula="of:=IF([.D83]&gt;0;[.D83]^(1/(1-[.$C83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86641" calcext:value-type="float">
            <text:p>0.0000186641</text:p>
          </table:table-cell>
          <table:table-cell table:formula="of:=SQRT([.A84])" office:value-type="float" office:value="0.821583836257749" calcext:value-type="float">
            <text:p>0.821583836257749</text:p>
          </table:table-cell>
          <table:table-cell table:formula="of:=[.B84]^(1-[.$C84])-[.$C84]/2+VLOOKUP([.$A84];[.$G$2:.$H$40];2;0)" office:value-type="float" office:value="0.0736258616966803" calcext:value-type="float">
            <text:p>0.0736258616966803</text:p>
          </table:table-cell>
          <table:table-cell table:formula="of:=IF([.D84]&gt;0;[.D84]^(1/(1-[.$C84]));0)" office:value-type="float" office:value="0.00000044652814613121" calcext:value-type="float">
            <text:p>4.46528146131211E-07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341183" calcext:value-type="float">
            <text:p>0.0000341183</text:p>
          </table:table-cell>
          <table:table-cell table:formula="of:=SQRT([.A85])" office:value-type="float" office:value="0.821583836257749" calcext:value-type="float">
            <text:p>0.821583836257749</text:p>
          </table:table-cell>
          <table:table-cell table:formula="of:=[.B85]^(1-[.$C85])-[.$C85]/2+VLOOKUP([.$A85];[.$G$2:.$H$40];2;0)" office:value-type="float" office:value="0.0899102010366107" calcext:value-type="float">
            <text:p>0.0899102010366107</text:p>
          </table:table-cell>
          <table:table-cell table:formula="of:=IF([.D85]&gt;0;[.D85]^(1/(1-[.$C85]));0)" office:value-type="float" office:value="0.00000136845896128277" calcext:value-type="float">
            <text:p>1.36845896128277E-06</text:p>
          </table:table-cell>
          <table:table-cell table:number-columns-repeated="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384392" calcext:value-type="float">
            <text:p>3.84392E-11</text:p>
          </table:table-cell>
          <table:table-cell table:formula="of:=SQRT([.A86])" office:value-type="float" office:value="0.85146931829632" calcext:value-type="float">
            <text:p>0.85146931829632</text:p>
          </table:table-cell>
          <table:table-cell table:formula="of:=[.B86]^(1-[.$C86])-[.$C86]/2+VLOOKUP([.$A86];[.$G$2:.$H$40];2;0)" office:value-type="float" office:value="-0.0407425536277111" calcext:value-type="float">
            <text:p>-0.0407425536277111</text:p>
          </table:table-cell>
          <table:table-cell table:formula="of:=IF([.D86]&gt;0;[.D86]^(1/(1-[.$C86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030216" calcext:value-type="float">
            <text:p>0.000030216</text:p>
          </table:table-cell>
          <table:table-cell table:formula="of:=SQRT([.A87])" office:value-type="float" office:value="0.689202437604511" calcext:value-type="float">
            <text:p>0.689202437604511</text:p>
          </table:table-cell>
          <table:table-cell table:formula="of:=[.B87]^(1-[.$C87])-[.$C87]/2+VLOOKUP([.$A87];[.$G$2:.$H$40];2;0)" office:value-type="float" office:value="0.0325336043113076" calcext:value-type="float">
            <text:p>0.0325336043113076</text:p>
          </table:table-cell>
          <table:table-cell table:formula="of:=IF([.D87]&gt;0;[.D87]^(1/(1-[.$C87]));0)" office:value-type="float" office:value="0.0000163450578512211" calcext:value-type="float">
            <text:p>1.63450578512211E-05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4216" calcext:value-type="float">
            <text:p>0.0044216</text:p>
          </table:table-cell>
          <table:table-cell table:formula="of:=SQRT([.A88])" office:value-type="float" office:value="0.758287544405155" calcext:value-type="float">
            <text:p>0.758287544405155</text:p>
          </table:table-cell>
          <table:table-cell table:formula="of:=[.B88]^(1-[.$C88])-[.$C88]/2+VLOOKUP([.$A88];[.$G$2:.$H$40];2;0)" office:value-type="float" office:value="0.228053733526567" calcext:value-type="float">
            <text:p>0.228053733526567</text:p>
          </table:table-cell>
          <table:table-cell table:formula="of:=IF([.D88]&gt;0;[.D88]^(1/(1-[.$C88]));0)" office:value-type="float" office:value="0.00220854049900098" calcext:value-type="float">
            <text:p>0.00220854049900098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561319" calcext:value-type="float">
            <text:p>0.0561319</text:p>
          </table:table-cell>
          <table:table-cell table:formula="of:=SQRT([.A89])" office:value-type="float" office:value="0.741619848709566" calcext:value-type="float">
            <text:p>0.741619848709566</text:p>
          </table:table-cell>
          <table:table-cell table:formula="of:=[.B89]^(1-[.$C89])-[.$C89]/2+VLOOKUP([.$A89];[.$G$2:.$H$40];2;0)" office:value-type="float" office:value="0.440369246677264" calcext:value-type="float">
            <text:p>0.440369246677264</text:p>
          </table:table-cell>
          <table:table-cell table:formula="of:=IF([.D89]&gt;0;[.D89]^(1/(1-[.$C89]));0)" office:value-type="float" office:value="0.0418289399866864" calcext:value-type="float">
            <text:p>0.0418289399866864</text:p>
          </table:table-cell>
          <table:table-cell table:number-columns-repeated="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780242" calcext:value-type="float">
            <text:p>0.00000000780242</text:p>
          </table:table-cell>
          <table:table-cell table:formula="of:=SQRT([.A90])" office:value-type="float" office:value="0.85146931829632" calcext:value-type="float">
            <text:p>0.85146931829632</text:p>
          </table:table-cell>
          <table:table-cell table:formula="of:=[.B90]^(1-[.$C90])-[.$C90]/2+VLOOKUP([.$A90];[.$G$2:.$H$40];2;0)" office:value-type="float" office:value="-0.00664211121982478" calcext:value-type="float">
            <text:p>-0.00664211121982478</text:p>
          </table:table-cell>
          <table:table-cell table:formula="of:=IF([.D90]&gt;0;[.D90]^(1/(1-[.$C90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193827" calcext:value-type="float">
            <text:p>0.0000193827</text:p>
          </table:table-cell>
          <table:table-cell table:formula="of:=SQRT([.A91])" office:value-type="float" office:value="0.836660026534076" calcext:value-type="float">
            <text:p>0.836660026534076</text:p>
          </table:table-cell>
          <table:table-cell table:formula="of:=[.B91]^(1-[.$C91])-[.$C91]/2+VLOOKUP([.$A91];[.$G$2:.$H$40];2;0)" office:value-type="float" office:value="0.104159667436765" calcext:value-type="float">
            <text:p>0.104159667436765</text:p>
          </table:table-cell>
          <table:table-cell table:formula="of:=IF([.D91]&gt;0;[.D91]^(1/(1-[.$C91]));0)" office:value-type="float" office:value="0.00000096863534006333" calcext:value-type="float">
            <text:p>9.6863534006333E-07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79228" calcext:value-type="float">
            <text:p>0.0179228</text:p>
          </table:table-cell>
          <table:table-cell table:formula="of:=SQRT([.A92])" office:value-type="float" office:value="0.591607978309962" calcext:value-type="float">
            <text:p>0.591607978309962</text:p>
          </table:table-cell>
          <table:table-cell table:formula="of:=[.B92]^(1-[.$C92])-[.$C92]/2+VLOOKUP([.$A92];[.$G$2:.$H$40];2;0)" office:value-type="float" office:value="0.238810034286201" calcext:value-type="float">
            <text:p>0.238810034286201</text:p>
          </table:table-cell>
          <table:table-cell table:formula="of:=IF([.D92]&gt;0;[.D92]^(1/(1-[.$C92]));0)" office:value-type="float" office:value="0.0299973108028535" calcext:value-type="float">
            <text:p>0.0299973108028535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000915854" calcext:value-type="float">
            <text:p>9.15854E-14</text:p>
          </table:table-cell>
          <table:table-cell table:formula="of:=SQRT([.A93])" office:value-type="float" office:value="0.836660026534076" calcext:value-type="float">
            <text:p>0.836660026534076</text:p>
          </table:table-cell>
          <table:table-cell table:formula="of:=[.B93]^(1-[.$C93])-[.$C93]/2+VLOOKUP([.$A93];[.$G$2:.$H$40];2;0)" office:value-type="float" office:value="-0.0583420710120781" calcext:value-type="float">
            <text:p>-0.0583420710120781</text:p>
          </table:table-cell>
          <table:table-cell table:formula="of:=IF([.D93]&gt;0;[.D93]^(1/(1-[.$C93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360225" calcext:value-type="float">
            <text:p>0.0000360225</text:p>
          </table:table-cell>
          <table:table-cell table:formula="of:=SQRT([.A94])" office:value-type="float" office:value="0.836660026534076" calcext:value-type="float">
            <text:p>0.836660026534076</text:p>
          </table:table-cell>
          <table:table-cell table:formula="of:=[.B94]^(1-[.$C94])-[.$C94]/2+VLOOKUP([.$A94];[.$G$2:.$H$40];2;0)" office:value-type="float" office:value="0.122261896796535" calcext:value-type="float">
            <text:p>0.122261896796535</text:p>
          </table:table-cell>
          <table:table-cell table:formula="of:=IF([.D94]&gt;0;[.D94]^(1/(1-[.$C94]));0)" office:value-type="float" office:value="0.00000258353096231735" calcext:value-type="float">
            <text:p>2.58353096231735E-06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20863" calcext:value-type="float">
            <text:p>0.000000120863</text:p>
          </table:table-cell>
          <table:table-cell table:formula="of:=SQRT([.A95])" office:value-type="float" office:value="0.836660026534076" calcext:value-type="float">
            <text:p>0.836660026534076</text:p>
          </table:table-cell>
          <table:table-cell table:formula="of:=[.B95]^(1-[.$C95])-[.$C95]/2+VLOOKUP([.$A95];[.$G$2:.$H$40];2;0)" office:value-type="float" office:value="0.00838053943628259" calcext:value-type="float">
            <text:p>0.00838053943628259</text:p>
          </table:table-cell>
          <table:table-cell table:formula="of:=IF([.D95]&gt;0;[.D95]^(1/(1-[.$C95]));0)" office:value-type="float" office:value="0.00000000000019313256" calcext:value-type="float">
            <text:p>1.93132559492562E-13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867478" calcext:value-type="float">
            <text:p>0.000867478</text:p>
          </table:table-cell>
          <table:table-cell table:formula="of:=SQRT([.A96])" office:value-type="float" office:value="0.741619848709566" calcext:value-type="float">
            <text:p>0.741619848709566</text:p>
          </table:table-cell>
          <table:table-cell table:formula="of:=[.B96]^(1-[.$C96])-[.$C96]/2+VLOOKUP([.$A96];[.$G$2:.$H$40];2;0)" office:value-type="float" office:value="0.12700357555471" calcext:value-type="float">
            <text:p>0.12700357555471</text:p>
          </table:table-cell>
          <table:table-cell table:formula="of:=IF([.D96]&gt;0;[.D96]^(1/(1-[.$C96]));0)" office:value-type="float" office:value="0.000340039240322731" calcext:value-type="float">
            <text:p>0.000340039240322731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306641" calcext:value-type="float">
            <text:p>0.0000000306641</text:p>
          </table:table-cell>
          <table:table-cell table:formula="of:=SQRT([.A97])" office:value-type="float" office:value="0.790569415042095" calcext:value-type="float">
            <text:p>0.790569415042095</text:p>
          </table:table-cell>
          <table:table-cell table:formula="of:=[.B97]^(1-[.$C97])-[.$C97]/2+VLOOKUP([.$A97];[.$G$2:.$H$40];2;0)" office:value-type="float" office:value="-0.028291996838793" calcext:value-type="float">
            <text:p>-0.028291996838793</text:p>
          </table:table-cell>
          <table:table-cell table:formula="of:=IF([.D97]&gt;0;[.D97]^(1/(1-[.$C97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04514" calcext:value-type="float">
            <text:p>0.0000104514</text:p>
          </table:table-cell>
          <table:table-cell table:formula="of:=SQRT([.A98])" office:value-type="float" office:value="0.774596669241483" calcext:value-type="float">
            <text:p>0.774596669241483</text:p>
          </table:table-cell>
          <table:table-cell table:formula="of:=[.B98]^(1-[.$C98])-[.$C98]/2+VLOOKUP([.$A98];[.$G$2:.$H$40];2;0)" office:value-type="float" office:value="0.0231273078016864" calcext:value-type="float">
            <text:p>0.0231273078016864</text:p>
          </table:table-cell>
          <table:table-cell table:formula="of:=IF([.D98]&gt;0;[.D98]^(1/(1-[.$C98]));0)" office:value-type="float" office:value="0.00000005526555569701" calcext:value-type="float">
            <text:p>5.5265555697005E-08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0647202" calcext:value-type="float">
            <text:p>0.0000000647202</text:p>
          </table:table-cell>
          <table:table-cell table:formula="of:=SQRT([.A99])" office:value-type="float" office:value="0.741619848709566" calcext:value-type="float">
            <text:p>0.741619848709566</text:p>
          </table:table-cell>
          <table:table-cell table:formula="of:=[.B99]^(1-[.$C99])-[.$C99]/2+VLOOKUP([.$A99];[.$G$2:.$H$40];2;0)" office:value-type="float" office:value="-0.0208856678760484" calcext:value-type="float">
            <text:p>-0.0208856678760484</text:p>
          </table:table-cell>
          <table:table-cell table:formula="of:=IF([.D99]&gt;0;[.D99]^(1/(1-[.$C99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63253" calcext:value-type="float">
            <text:p>0.0000263253</text:p>
          </table:table-cell>
          <table:table-cell table:formula="of:=SQRT([.A100])" office:value-type="float" office:value="0.821583836257749" calcext:value-type="float">
            <text:p>0.821583836257749</text:p>
          </table:table-cell>
          <table:table-cell table:formula="of:=[.B100]^(1-[.$C100])-[.$C100]/2+VLOOKUP([.$A100];[.$G$2:.$H$40];2;0)" office:value-type="float" office:value="0.0826950093610734" calcext:value-type="float">
            <text:p>0.0826950093610734</text:p>
          </table:table-cell>
          <table:table-cell table:formula="of:=IF([.D100]&gt;0;[.D100]^(1/(1-[.$C100]));0)" office:value-type="float" office:value="0.00000085626578360736" calcext:value-type="float">
            <text:p>8.56265783607361E-07</text:p>
          </table:table-cell>
          <table:table-cell table:number-columns-repeated="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911724" calcext:value-type="float">
            <text:p>0.000000911724</text:p>
          </table:table-cell>
          <table:table-cell table:formula="of:=SQRT([.A101])" office:value-type="float" office:value="0.908295106229248" calcext:value-type="float">
            <text:p>0.908295106229248</text:p>
          </table:table-cell>
          <table:table-cell table:formula="of:=[.B101]^(1-[.$C101])-[.$C101]/2+VLOOKUP([.$A101];[.$G$2:.$H$40];2;0)" office:value-type="float" office:value="0.196668013620195" calcext:value-type="float">
            <text:p>0.196668013620195</text:p>
          </table:table-cell>
          <table:table-cell table:formula="of:=IF([.D101]&gt;0;[.D101]^(1/(1-[.$C101]));0)" office:value-type="float" office:value="0.00000001988331424366" calcext:value-type="float">
            <text:p>1.98833142436583E-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212005482783116" calcext:value-type="float">
            <text:p>0.00212005482783116</text:p>
          </table:table-cell>
          <table:table-cell table:formula="of:=AVERAGE([.C2:.C101])" office:value-type="float" office:value="0.792338055043348" calcext:value-type="float">
            <text:p>0.792338055043348</text:p>
          </table:table-cell>
          <table:table-cell table:formula="of:=AVERAGE([.D2:.D101])" office:value-type="float" office:value="0.0474302767224991" calcext:value-type="float">
            <text:p>0.0474302767224991</text:p>
          </table:table-cell>
          <table:table-cell table:formula="of:=AVERAGE([.E2:.E101])" office:value-type="float" office:value="0.00177993663239626" calcext:value-type="float">
            <text:p>0.00177993663239626</text:p>
          </table:table-cell>
          <table:table-cell table:number-columns-repeated="3"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17:45.704148412</meta:creation-date>
    <dc:date>2023-03-26T15:09:19.870234154</dc:date>
    <meta:editing-duration>PT25M37S</meta:editing-duration>
    <meta:editing-cycles>3</meta:editing-cycles>
    <meta:generator>LibreOffice/7.3.7.2$Linux_X86_64 LibreOffice_project/30$Build-2</meta:generator>
    <meta:document-statistic meta:table-count="1" meta:cell-count="590" meta:object-count="0"/>
  </office:meta>
</office:document-meta>
</file>